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9.763cm" svg:height="12.351cm" svg:x="1.267cm" svg:y="14.901cm">
            <draw:object draw:notify-on-update-of-ranges="Лист1.B12:Лист1.O12 Лист1.A8:Лист1.A8 Лист1.B10:Лист1.O10 Лист1.B12:Лист1.O12 Лист1.A5:Лист1.A5 Лист1.B7:Лист1.O7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changes from 300 to 4200 with step 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3.4575" calcext:value-type="float">
            <text:p>3,4575</text:p>
          </table:table-cell>
          <table:table-cell office:value-type="float" office:value="3.2225" calcext:value-type="float">
            <text:p>3,2225</text:p>
          </table:table-cell>
          <table:table-cell office:value-type="float" office:value="6.54" calcext:value-type="float">
            <text:p>6,54</text:p>
          </table:table-cell>
          <table:table-cell office:value-type="float" office:value="11.66" calcext:value-type="float">
            <text:p>11,66</text:p>
          </table:table-cell>
          <table:table-cell office:value-type="float" office:value="19.33" calcext:value-type="float">
            <text:p>19,33</text:p>
          </table:table-cell>
          <table:table-cell office:value-type="float" office:value="46.8625" calcext:value-type="float">
            <text:p>46,8625</text:p>
          </table:table-cell>
          <table:table-cell office:value-type="float" office:value="82.46" calcext:value-type="float">
            <text:p>82,46</text:p>
          </table:table-cell>
          <table:table-cell office:value-type="float" office:value="120.09" calcext:value-type="float">
            <text:p>120,09</text:p>
          </table:table-cell>
          <table:table-cell office:value-type="float" office:value="120.2" calcext:value-type="float">
            <text:p>120,2</text:p>
          </table:table-cell>
          <table:table-cell office:value-type="float" office:value="165.79" calcext:value-type="float">
            <text:p>165,79</text:p>
          </table:table-cell>
          <table:table-cell office:value-type="float" office:value="216.5925" calcext:value-type="float">
            <text:p>216,5925</text:p>
          </table:table-cell>
          <table:table-cell office:value-type="float" office:value="305.64" calcext:value-type="float">
            <text:p>305,64</text:p>
          </table:table-cell>
          <table:table-cell office:value-type="float" office:value="320.5525" calcext:value-type="float">
            <text:p>320,5525</text:p>
          </table:table-cell>
          <table:table-cell office:value-type="float" office:value="441.5175" calcext:value-type="float">
            <text:p>441,5175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5825" calcext:value-type="float">
            <text:p>0,5825</text:p>
          </table:table-cell>
          <table:table-cell office:value-type="float" office:value="2.1975" calcext:value-type="float">
            <text:p>2,1975</text:p>
          </table:table-cell>
          <table:table-cell office:value-type="float" office:value="4.5675" calcext:value-type="float">
            <text:p>4,5675</text:p>
          </table:table-cell>
          <table:table-cell office:value-type="float" office:value="7.505" calcext:value-type="float">
            <text:p>7,505</text:p>
          </table:table-cell>
          <table:table-cell office:value-type="float" office:value="12.05" calcext:value-type="float">
            <text:p>12,05</text:p>
          </table:table-cell>
          <table:table-cell office:value-type="float" office:value="15.155" calcext:value-type="float">
            <text:p>15,155</text:p>
          </table:table-cell>
          <table:table-cell office:value-type="float" office:value="20.6525" calcext:value-type="float">
            <text:p>20,6525</text:p>
          </table:table-cell>
          <table:table-cell office:value-type="float" office:value="26.09" calcext:value-type="float">
            <text:p>26,09</text:p>
          </table:table-cell>
          <table:table-cell office:value-type="float" office:value="32.69" calcext:value-type="float">
            <text:p>32,69</text:p>
          </table:table-cell>
          <table:table-cell office:value-type="float" office:value="36.57" calcext:value-type="float">
            <text:p>36,57</text:p>
          </table:table-cell>
          <table:table-cell office:value-type="float" office:value="45.99" calcext:value-type="float">
            <text:p>45,99</text:p>
          </table:table-cell>
          <table:table-cell office:value-type="float" office:value="51.205" calcext:value-type="float">
            <text:p>51,205</text:p>
          </table:table-cell>
          <table:table-cell office:value-type="float" office:value="56.89" calcext:value-type="float">
            <text:p>56,89</text:p>
          </table:table-cell>
          <table:table-cell office:value-type="float" office:value="68.3625" calcext:value-type="float">
            <text:p>68,3625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8875" calcext:value-type="float">
            <text:p>0,8875</text:p>
          </table:table-cell>
          <table:table-cell office:value-type="float" office:value="3.3475" calcext:value-type="float">
            <text:p>3,3475</text:p>
          </table:table-cell>
          <table:table-cell office:value-type="float" office:value="6.975" calcext:value-type="float">
            <text:p>6,975</text:p>
          </table:table-cell>
          <table:table-cell office:value-type="float" office:value="11.54" calcext:value-type="float">
            <text:p>11,54</text:p>
          </table:table-cell>
          <table:table-cell office:value-type="float" office:value="22.235" calcext:value-type="float">
            <text:p>22,235</text:p>
          </table:table-cell>
          <table:table-cell office:value-type="float" office:value="50.315" calcext:value-type="float">
            <text:p>50,315</text:p>
          </table:table-cell>
          <table:table-cell office:value-type="float" office:value="85.7375" calcext:value-type="float">
            <text:p>85,7375</text:p>
          </table:table-cell>
          <table:table-cell office:value-type="float" office:value="164.795" calcext:value-type="float">
            <text:p>164,795</text:p>
          </table:table-cell>
          <table:table-cell office:value-type="float" office:value="168.8275" calcext:value-type="float">
            <text:p>168,8275</text:p>
          </table:table-cell>
          <table:table-cell office:value-type="float" office:value="227.8325" calcext:value-type="float">
            <text:p>227,8325</text:p>
          </table:table-cell>
          <table:table-cell office:value-type="float" office:value="289.2875" calcext:value-type="float">
            <text:p>289,2875</text:p>
          </table:table-cell>
          <table:table-cell office:value-type="float" office:value="381.2425" calcext:value-type="float">
            <text:p>381,2425</text:p>
          </table:table-cell>
          <table:table-cell office:value-type="float" office:value="428.545" calcext:value-type="float">
            <text:p>428,545</text:p>
          </table:table-cell>
          <table:table-cell office:value-type="float" office:value="478.8025" calcext:value-type="float">
            <text:p>478,8025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735" calcext:value-type="float">
            <text:p>0,735</text:p>
          </table:table-cell>
          <table:table-cell office:value-type="float" office:value="2.345" calcext:value-type="float">
            <text:p>2,345</text:p>
          </table:table-cell>
          <table:table-cell office:value-type="float" office:value="4.9675" calcext:value-type="float">
            <text:p>4,9675</text:p>
          </table:table-cell>
          <table:table-cell office:value-type="float" office:value="7.755" calcext:value-type="float">
            <text:p>7,755</text:p>
          </table:table-cell>
          <table:table-cell office:value-type="float" office:value="11.5925" calcext:value-type="float">
            <text:p>11,5925</text:p>
          </table:table-cell>
          <table:table-cell office:value-type="float" office:value="16.03" calcext:value-type="float">
            <text:p>16,03</text:p>
          </table:table-cell>
          <table:table-cell office:value-type="float" office:value="21.115" calcext:value-type="float">
            <text:p>21,115</text:p>
          </table:table-cell>
          <table:table-cell office:value-type="float" office:value="26.2975" calcext:value-type="float">
            <text:p>26,2975</text:p>
          </table:table-cell>
          <table:table-cell office:value-type="float" office:value="31.9825" calcext:value-type="float">
            <text:p>31,9825</text:p>
          </table:table-cell>
          <table:table-cell office:value-type="float" office:value="39.325" calcext:value-type="float">
            <text:p>39,325</text:p>
          </table:table-cell>
          <table:table-cell office:value-type="float" office:value="45.0575" calcext:value-type="float">
            <text:p>45,0575</text:p>
          </table:table-cell>
          <table:table-cell office:value-type="float" office:value="51.495" calcext:value-type="float">
            <text:p>51,495</text:p>
          </table:table-cell>
          <table:table-cell office:value-type="float" office:value="59.595" calcext:value-type="float">
            <text:p>59,595</text:p>
          </table:table-cell>
          <table:table-cell office:value-type="float" office:value="67.355" calcext:value-type="float">
            <text:p>67,355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765" calcext:value-type="float">
            <text:p>0,765</text:p>
          </table:table-cell>
          <table:table-cell office:value-type="float" office:value="2.9125" calcext:value-type="float">
            <text:p>2,9125</text:p>
          </table:table-cell>
          <table:table-cell office:value-type="float" office:value="5.195" calcext:value-type="float">
            <text:p>5,195</text:p>
          </table:table-cell>
          <table:table-cell office:value-type="float" office:value="8.7175" calcext:value-type="float">
            <text:p>8,7175</text:p>
          </table:table-cell>
          <table:table-cell office:value-type="float" office:value="15.4475" calcext:value-type="float">
            <text:p>15,4475</text:p>
          </table:table-cell>
          <table:table-cell office:value-type="float" office:value="32.8775" calcext:value-type="float">
            <text:p>32,8775</text:p>
          </table:table-cell>
          <table:table-cell office:value-type="float" office:value="46.7425" calcext:value-type="float">
            <text:p>46,7425</text:p>
          </table:table-cell>
          <table:table-cell office:value-type="float" office:value="69.5225" calcext:value-type="float">
            <text:p>69,5225</text:p>
          </table:table-cell>
          <table:table-cell office:value-type="float" office:value="81.105" calcext:value-type="float">
            <text:p>81,105</text:p>
          </table:table-cell>
          <table:table-cell office:value-type="float" office:value="102.9175" calcext:value-type="float">
            <text:p>102,9175</text:p>
          </table:table-cell>
          <table:table-cell office:value-type="float" office:value="130.6925" calcext:value-type="float">
            <text:p>130,6925</text:p>
          </table:table-cell>
          <table:table-cell office:value-type="float" office:value="145.2525" calcext:value-type="float">
            <text:p>145,2525</text:p>
          </table:table-cell>
          <table:table-cell office:value-type="float" office:value="174.6875" calcext:value-type="float">
            <text:p>174,6875</text:p>
          </table:table-cell>
          <table:table-cell office:value-type="float" office:value="222.7975" calcext:value-type="float">
            <text:p>222,7975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7825" calcext:value-type="float">
            <text:p>0,7825</text:p>
          </table:table-cell>
          <table:table-cell office:value-type="float" office:value="2.82" calcext:value-type="float">
            <text:p>2,82</text:p>
          </table:table-cell>
          <table:table-cell office:value-type="float" office:value="5.2" calcext:value-type="float">
            <text:p>5,2</text:p>
          </table:table-cell>
          <table:table-cell office:value-type="float" office:value="8.88" calcext:value-type="float">
            <text:p>8,88</text:p>
          </table:table-cell>
          <table:table-cell office:value-type="float" office:value="14.2025" calcext:value-type="float">
            <text:p>14,2025</text:p>
          </table:table-cell>
          <table:table-cell office:value-type="float" office:value="22.395" calcext:value-type="float">
            <text:p>22,395</text:p>
          </table:table-cell>
          <table:table-cell office:value-type="float" office:value="31.215" calcext:value-type="float">
            <text:p>31,215</text:p>
          </table:table-cell>
          <table:table-cell office:value-type="float" office:value="39.715" calcext:value-type="float">
            <text:p>39,715</text:p>
          </table:table-cell>
          <table:table-cell office:value-type="float" office:value="50.0375" calcext:value-type="float">
            <text:p>50,0375</text:p>
          </table:table-cell>
          <table:table-cell office:value-type="float" office:value="60.43" calcext:value-type="float">
            <text:p>60,43</text:p>
          </table:table-cell>
          <table:table-cell office:value-type="float" office:value="72.0425" calcext:value-type="float">
            <text:p>72,0425</text:p>
          </table:table-cell>
          <table:table-cell office:value-type="float" office:value="82.3325" calcext:value-type="float">
            <text:p>82,3325</text:p>
          </table:table-cell>
          <table:table-cell office:value-type="float" office:value="96.245" calcext:value-type="float">
            <text:p>96,245</text:p>
          </table:table-cell>
          <table:table-cell office:value-type="float" office:value="108.8875" calcext:value-type="float">
            <text:p>108,8875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16" calcext:value-type="float">
            <text:p>0,16</text:p>
          </table:table-cell>
          <table:table-cell office:value-type="float" office:value="0.425" calcext:value-type="float">
            <text:p>0,425</text:p>
          </table:table-cell>
          <table:table-cell office:value-type="float" office:value="0.3825" calcext:value-type="float">
            <text:p>0,3825</text:p>
          </table:table-cell>
          <table:table-cell office:value-type="float" office:value="0.805" calcext:value-type="float">
            <text:p>0,805</text:p>
          </table:table-cell>
          <table:table-cell office:value-type="float" office:value="2.1025" calcext:value-type="float">
            <text:p>2,1025</text:p>
          </table:table-cell>
          <table:table-cell office:value-type="float" office:value="3.225" calcext:value-type="float">
            <text:p>3,225</text:p>
          </table:table-cell>
          <table:table-cell office:value-type="float" office:value="3.19" calcext:value-type="float">
            <text:p>3,19</text:p>
          </table:table-cell>
          <table:table-cell office:value-type="float" office:value="3.545" calcext:value-type="float">
            <text:p>3,545</text:p>
          </table:table-cell>
          <table:table-cell office:value-type="float" office:value="2.92" calcext:value-type="float">
            <text:p>2,92</text:p>
          </table:table-cell>
          <table:table-cell office:value-type="float" office:value="2.405" calcext:value-type="float">
            <text:p>2,405</text:p>
          </table:table-cell>
          <table:table-cell office:value-type="float" office:value="2.085" calcext:value-type="float">
            <text:p>2,085</text:p>
          </table:table-cell>
          <table:table-cell office:value-type="float" office:value="1.88" calcext:value-type="float">
            <text:p>1,88</text:p>
          </table:table-cell>
          <table:table-cell office:value-type="float" office:value="2.58" calcext:value-type="float">
            <text:p>2,58</text:p>
          </table:table-cell>
          <table:table-cell office:value-type="float" office:value="2.3025" calcext:value-type="float">
            <text:p>2,3025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6625" calcext:value-type="float">
            <text:p>0,6625</text:p>
          </table:table-cell>
          <table:table-cell office:value-type="float" office:value="2.851974" calcext:value-type="float">
            <text:p>2,851974</text:p>
          </table:table-cell>
          <table:table-cell office:value-type="float" office:value="5.4775" calcext:value-type="float">
            <text:p>5,4775</text:p>
          </table:table-cell>
          <table:table-cell office:value-type="float" office:value="10.0775" calcext:value-type="float">
            <text:p>10,0775</text:p>
          </table:table-cell>
          <table:table-cell office:value-type="float" office:value="14.796711" calcext:value-type="float">
            <text:p>14,796711</text:p>
          </table:table-cell>
          <table:table-cell office:value-type="float" office:value="20.475" calcext:value-type="float">
            <text:p>20,475</text:p>
          </table:table-cell>
          <table:table-cell office:value-type="float" office:value="26.7025" calcext:value-type="float">
            <text:p>26,7025</text:p>
          </table:table-cell>
          <table:table-cell office:value-type="float" office:value="33.55" calcext:value-type="float">
            <text:p>33,55</text:p>
          </table:table-cell>
          <table:table-cell office:value-type="float" office:value="41.76" calcext:value-type="float">
            <text:p>41,76</text:p>
          </table:table-cell>
          <table:table-cell office:value-type="float" office:value="53.8525" calcext:value-type="float">
            <text:p>53,8525</text:p>
          </table:table-cell>
          <table:table-cell office:value-type="float" office:value="62.355" calcext:value-type="float">
            <text:p>62,355</text:p>
          </table:table-cell>
          <table:table-cell office:value-type="float" office:value="73.34" calcext:value-type="float">
            <text:p>73,34</text:p>
          </table:table-cell>
          <table:table-cell office:value-type="float" office:value="85.4575" calcext:value-type="float">
            <text:p>85,4575</text:p>
          </table:table-cell>
          <table:table-cell office:value-type="float" office:value="97.845" calcext:value-type="float">
            <text:p>97,845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6225" calcext:value-type="float">
            <text:p>0,6225</text:p>
          </table:table-cell>
          <table:table-cell office:value-type="float" office:value="2.645" calcext:value-type="float">
            <text:p>2,645</text:p>
          </table:table-cell>
          <table:table-cell office:value-type="float" office:value="5.71" calcext:value-type="float">
            <text:p>5,71</text:p>
          </table:table-cell>
          <table:table-cell office:value-type="float" office:value="10.1675" calcext:value-type="float">
            <text:p>10,1675</text:p>
          </table:table-cell>
          <table:table-cell office:value-type="float" office:value="15.5875" calcext:value-type="float">
            <text:p>15,5875</text:p>
          </table:table-cell>
          <table:table-cell office:value-type="float" office:value="40.26" calcext:value-type="float">
            <text:p>40,26</text:p>
          </table:table-cell>
          <table:table-cell office:value-type="float" office:value="107.705" calcext:value-type="float">
            <text:p>107,705</text:p>
          </table:table-cell>
          <table:table-cell office:value-type="float" office:value="159.7575" calcext:value-type="float">
            <text:p>159,7575</text:p>
          </table:table-cell>
          <table:table-cell office:value-type="float" office:value="164.721316" calcext:value-type="float">
            <text:p>164,721316</text:p>
          </table:table-cell>
          <table:table-cell office:value-type="float" office:value="168.551842" calcext:value-type="float">
            <text:p>168,551842</text:p>
          </table:table-cell>
          <table:table-cell office:value-type="float" office:value="213.695629" calcext:value-type="float">
            <text:p>213,695629</text:p>
          </table:table-cell>
          <table:table-cell office:value-type="float" office:value="332.4475" calcext:value-type="float">
            <text:p>332,4475</text:p>
          </table:table-cell>
          <table:table-cell office:value-type="float" office:value="270.219211" calcext:value-type="float">
            <text:p>270,219211</text:p>
          </table:table-cell>
          <table:table-cell office:value-type="float" office:value="347.480263" calcext:value-type="float">
            <text:p>347,4802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 style:data-style-name="N2" text:time-value="14:31:16.33869688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3T14:52:53.547635331</dc:date>
    <meta:editing-duration>PT11H24M58S</meta:editing-duration>
    <meta:editing-cycles>5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a79f" draw:fill-color="#aea79f"/>
      <style:text-properties fo:font-size="10pt" style:font-size-asian="10pt" style:font-size-complex="10pt"/>
    </style:style>
    <style:style style:name="ch16" style:family="chart">
      <style:graphic-properties draw:stroke="solid" svg:stroke-color="#ff950e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764cm" svg:height="12.352cm" xlink:href=".." xlink:type="simple" chart:class="chart:scatter" chart:style-name="ch1">
        <chart:title svg:x="11.73cm" svg:y="0.383cm" chart:style-name="ch2">
          <text:p>change_N_metric_query_count</text:p>
        </chart:title>
        <chart:legend chart:legend-position="end" svg:x="21.673cm" svg:y="3.885cm" style:legend-expansion="high" chart:style-name="ch3"/>
        <chart:plot-area chart:style-name="ch4" table:cell-range-address="Лист1.B12:Лист1.O13 Лист1.A8:Лист1.A8 Лист1.B10:Лист1.O10 Лист1.A5:Лист1.A5 Лист1.B7:Лист1.O7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column" svg:x="0.595cm" svg:y="1.435cm" svg:width="20.483cm" svg:height="10.67cm">
          <chartooo:coordinate-region svg:x="1.402cm" svg:y="1.634cm" svg:width="19.304cm" svg:height="9.82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10:Лист1.O10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7:Лист1.O7" chart:label-cell-address="Лист1.A5:Лист1.A5" chart:class="chart:scatter">
            <chart:data-point chart:repeated="14"/>
          </chart:series>
          <chart:series chart:style-name="ch9" chart:values-cell-range-address="Лист1.B13:Лист1.O13" chart:label-cell-address="Лист1.A11:Лист1.A11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300">
                <text:p>300</text:p>
                <draw:g>
                  <svg:desc>Лист1.B12:Лист1.O1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  <table:table-cell office:value-type="float" office:value="1500">
                <text:p>1500</text:p>
              </table:table-cell>
              <table:table-cell office:value-type="float" office:value="1800">
                <text:p>1800</text:p>
              </table:table-cell>
              <table:table-cell office:value-type="float" office:value="2100">
                <text:p>2100</text:p>
              </table:table-cell>
              <table:table-cell office:value-type="float" office:value="2400">
                <text:p>2400</text:p>
              </table:table-cell>
              <table:table-cell office:value-type="float" office:value="2700">
                <text:p>2700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  <table:table-cell office:value-type="float" office:value="3600">
                <text:p>3600</text:p>
              </table:table-cell>
              <table:table-cell office:value-type="float" office:value="3900">
                <text:p>390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0.5825">
                <text:p>0.5825</text:p>
                <draw:g>
                  <svg:desc>Лист1.B10:Лист1.O10</svg:desc>
                </draw:g>
              </table:table-cell>
              <table:table-cell office:value-type="float" office:value="2.1975">
                <text:p>2.1975</text:p>
              </table:table-cell>
              <table:table-cell office:value-type="float" office:value="4.5675">
                <text:p>4.5675</text:p>
              </table:table-cell>
              <table:table-cell office:value-type="float" office:value="7.505">
                <text:p>7.505</text:p>
              </table:table-cell>
              <table:table-cell office:value-type="float" office:value="12.05">
                <text:p>12.05</text:p>
              </table:table-cell>
              <table:table-cell office:value-type="float" office:value="15.155">
                <text:p>15.155</text:p>
              </table:table-cell>
              <table:table-cell office:value-type="float" office:value="20.6525">
                <text:p>20.6525</text:p>
              </table:table-cell>
              <table:table-cell office:value-type="float" office:value="26.09">
                <text:p>26.09</text:p>
              </table:table-cell>
              <table:table-cell office:value-type="float" office:value="32.69">
                <text:p>32.69</text:p>
              </table:table-cell>
              <table:table-cell office:value-type="float" office:value="36.57">
                <text:p>36.57</text:p>
              </table:table-cell>
              <table:table-cell office:value-type="float" office:value="45.99">
                <text:p>45.99</text:p>
              </table:table-cell>
              <table:table-cell office:value-type="float" office:value="51.205">
                <text:p>51.205</text:p>
              </table:table-cell>
              <table:table-cell office:value-type="float" office:value="56.89">
                <text:p>56.89</text:p>
              </table:table-cell>
              <table:table-cell office:value-type="float" office:value="68.3625">
                <text:p>68.3625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3.4575">
                <text:p>3.4575</text:p>
                <draw:g>
                  <svg:desc>Лист1.B7:Лист1.O7</svg:desc>
                </draw:g>
              </table:table-cell>
              <table:table-cell office:value-type="float" office:value="3.2225">
                <text:p>3.2225</text:p>
              </table:table-cell>
              <table:table-cell office:value-type="float" office:value="6.54">
                <text:p>6.54</text:p>
              </table:table-cell>
              <table:table-cell office:value-type="float" office:value="11.66">
                <text:p>11.66</text:p>
              </table:table-cell>
              <table:table-cell office:value-type="float" office:value="19.33">
                <text:p>19.33</text:p>
              </table:table-cell>
              <table:table-cell office:value-type="float" office:value="46.8625">
                <text:p>46.8625</text:p>
              </table:table-cell>
              <table:table-cell office:value-type="float" office:value="82.46">
                <text:p>82.46</text:p>
              </table:table-cell>
              <table:table-cell office:value-type="float" office:value="120.09">
                <text:p>120.09</text:p>
              </table:table-cell>
              <table:table-cell office:value-type="float" office:value="120.2">
                <text:p>120.2</text:p>
              </table:table-cell>
              <table:table-cell office:value-type="float" office:value="165.79">
                <text:p>165.79</text:p>
              </table:table-cell>
              <table:table-cell office:value-type="float" office:value="216.5925">
                <text:p>216.5925</text:p>
              </table:table-cell>
              <table:table-cell office:value-type="float" office:value="305.64">
                <text:p>305.64</text:p>
              </table:table-cell>
              <table:table-cell office:value-type="float" office:value="320.5525">
                <text:p>320.5525</text:p>
              </table:table-cell>
              <table:table-cell office:value-type="float" office:value="441.5175">
                <text:p>441.5175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0.8875">
                <text:p>0.8875</text:p>
                <draw:g>
                  <svg:desc>Лист1.B13:Лист1.O13</svg:desc>
                </draw:g>
              </table:table-cell>
              <table:table-cell office:value-type="float" office:value="3.3475">
                <text:p>3.3475</text:p>
              </table:table-cell>
              <table:table-cell office:value-type="float" office:value="6.975">
                <text:p>6.975</text:p>
              </table:table-cell>
              <table:table-cell office:value-type="float" office:value="11.54">
                <text:p>11.54</text:p>
              </table:table-cell>
              <table:table-cell office:value-type="float" office:value="22.235">
                <text:p>22.235</text:p>
              </table:table-cell>
              <table:table-cell office:value-type="float" office:value="50.315">
                <text:p>50.315</text:p>
              </table:table-cell>
              <table:table-cell office:value-type="float" office:value="85.7375">
                <text:p>85.7375</text:p>
              </table:table-cell>
              <table:table-cell office:value-type="float" office:value="164.795">
                <text:p>164.795</text:p>
              </table:table-cell>
              <table:table-cell office:value-type="float" office:value="168.8275">
                <text:p>168.8275</text:p>
              </table:table-cell>
              <table:table-cell office:value-type="float" office:value="227.8325">
                <text:p>227.8325</text:p>
              </table:table-cell>
              <table:table-cell office:value-type="float" office:value="289.2875">
                <text:p>289.2875</text:p>
              </table:table-cell>
              <table:table-cell office:value-type="float" office:value="381.2425">
                <text:p>381.2425</text:p>
              </table:table-cell>
              <table:table-cell office:value-type="float" office:value="428.545">
                <text:p>428.545</text:p>
              </table:table-cell>
              <table:table-cell office:value-type="float" office:value="478.8025">
                <text:p>478.8025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0.735">
                <text:p>0.735</text:p>
                <draw:g>
                  <svg:desc>Лист1.B16:Лист1.O16</svg:desc>
                </draw:g>
              </table:table-cell>
              <table:table-cell office:value-type="float" office:value="2.345">
                <text:p>2.345</text:p>
              </table:table-cell>
              <table:table-cell office:value-type="float" office:value="4.9675">
                <text:p>4.9675</text:p>
              </table:table-cell>
              <table:table-cell office:value-type="float" office:value="7.755">
                <text:p>7.755</text:p>
              </table:table-cell>
              <table:table-cell office:value-type="float" office:value="11.5925">
                <text:p>11.5925</text:p>
              </table:table-cell>
              <table:table-cell office:value-type="float" office:value="16.03">
                <text:p>16.03</text:p>
              </table:table-cell>
              <table:table-cell office:value-type="float" office:value="21.115">
                <text:p>21.115</text:p>
              </table:table-cell>
              <table:table-cell office:value-type="float" office:value="26.2975">
                <text:p>26.2975</text:p>
              </table:table-cell>
              <table:table-cell office:value-type="float" office:value="31.9825">
                <text:p>31.9825</text:p>
              </table:table-cell>
              <table:table-cell office:value-type="float" office:value="39.325">
                <text:p>39.325</text:p>
              </table:table-cell>
              <table:table-cell office:value-type="float" office:value="45.0575">
                <text:p>45.0575</text:p>
              </table:table-cell>
              <table:table-cell office:value-type="float" office:value="51.495">
                <text:p>51.495</text:p>
              </table:table-cell>
              <table:table-cell office:value-type="float" office:value="59.595">
                <text:p>59.595</text:p>
              </table:table-cell>
              <table:table-cell office:value-type="float" office:value="67.355">
                <text:p>67.355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0.765">
                <text:p>0.765</text:p>
                <draw:g>
                  <svg:desc>Лист1.B19:Лист1.O19</svg:desc>
                </draw:g>
              </table:table-cell>
              <table:table-cell office:value-type="float" office:value="2.9125">
                <text:p>2.9125</text:p>
              </table:table-cell>
              <table:table-cell office:value-type="float" office:value="5.195">
                <text:p>5.195</text:p>
              </table:table-cell>
              <table:table-cell office:value-type="float" office:value="8.7175">
                <text:p>8.7175</text:p>
              </table:table-cell>
              <table:table-cell office:value-type="float" office:value="15.4475">
                <text:p>15.4475</text:p>
              </table:table-cell>
              <table:table-cell office:value-type="float" office:value="32.8775">
                <text:p>32.8775</text:p>
              </table:table-cell>
              <table:table-cell office:value-type="float" office:value="46.7425">
                <text:p>46.7425</text:p>
              </table:table-cell>
              <table:table-cell office:value-type="float" office:value="69.5225">
                <text:p>69.5225</text:p>
              </table:table-cell>
              <table:table-cell office:value-type="float" office:value="81.105">
                <text:p>81.105</text:p>
              </table:table-cell>
              <table:table-cell office:value-type="float" office:value="102.9175">
                <text:p>102.9175</text:p>
              </table:table-cell>
              <table:table-cell office:value-type="float" office:value="130.6925">
                <text:p>130.6925</text:p>
              </table:table-cell>
              <table:table-cell office:value-type="float" office:value="145.2525">
                <text:p>145.2525</text:p>
              </table:table-cell>
              <table:table-cell office:value-type="float" office:value="174.6875">
                <text:p>174.6875</text:p>
              </table:table-cell>
              <table:table-cell office:value-type="float" office:value="222.7975">
                <text:p>222.7975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0.7825">
                <text:p>0.7825</text:p>
                <draw:g>
                  <svg:desc>Лист1.B22:Лист1.O22</svg:desc>
                </draw:g>
              </table:table-cell>
              <table:table-cell office:value-type="float" office:value="2.82">
                <text:p>2.82</text:p>
              </table:table-cell>
              <table:table-cell office:value-type="float" office:value="5.2">
                <text:p>5.2</text:p>
              </table:table-cell>
              <table:table-cell office:value-type="float" office:value="8.88">
                <text:p>8.88</text:p>
              </table:table-cell>
              <table:table-cell office:value-type="float" office:value="14.2025">
                <text:p>14.2025</text:p>
              </table:table-cell>
              <table:table-cell office:value-type="float" office:value="22.395">
                <text:p>22.395</text:p>
              </table:table-cell>
              <table:table-cell office:value-type="float" office:value="31.215">
                <text:p>31.215</text:p>
              </table:table-cell>
              <table:table-cell office:value-type="float" office:value="39.715">
                <text:p>39.715</text:p>
              </table:table-cell>
              <table:table-cell office:value-type="float" office:value="50.0375">
                <text:p>50.0375</text:p>
              </table:table-cell>
              <table:table-cell office:value-type="float" office:value="60.43">
                <text:p>60.43</text:p>
              </table:table-cell>
              <table:table-cell office:value-type="float" office:value="72.0425">
                <text:p>72.0425</text:p>
              </table:table-cell>
              <table:table-cell office:value-type="float" office:value="82.3325">
                <text:p>82.3325</text:p>
              </table:table-cell>
              <table:table-cell office:value-type="float" office:value="96.245">
                <text:p>96.245</text:p>
              </table:table-cell>
              <table:table-cell office:value-type="float" office:value="108.8875">
                <text:p>108.8875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0.16">
                <text:p>0.16</text:p>
                <draw:g>
                  <svg:desc>Лист1.B25:Лист1.O25</svg:desc>
                </draw:g>
              </table:table-cell>
              <table:table-cell office:value-type="float" office:value="0.425">
                <text:p>0.425</text:p>
              </table:table-cell>
              <table:table-cell office:value-type="float" office:value="0.3825">
                <text:p>0.3825</text:p>
              </table:table-cell>
              <table:table-cell office:value-type="float" office:value="0.805">
                <text:p>0.805</text:p>
              </table:table-cell>
              <table:table-cell office:value-type="float" office:value="2.1025">
                <text:p>2.1025</text:p>
              </table:table-cell>
              <table:table-cell office:value-type="float" office:value="3.225">
                <text:p>3.225</text:p>
              </table:table-cell>
              <table:table-cell office:value-type="float" office:value="3.19">
                <text:p>3.19</text:p>
              </table:table-cell>
              <table:table-cell office:value-type="float" office:value="3.545">
                <text:p>3.545</text:p>
              </table:table-cell>
              <table:table-cell office:value-type="float" office:value="2.92">
                <text:p>2.92</text:p>
              </table:table-cell>
              <table:table-cell office:value-type="float" office:value="2.405">
                <text:p>2.405</text:p>
              </table:table-cell>
              <table:table-cell office:value-type="float" office:value="2.085">
                <text:p>2.085</text:p>
              </table:table-cell>
              <table:table-cell office:value-type="float" office:value="1.88">
                <text:p>1.88</text:p>
              </table:table-cell>
              <table:table-cell office:value-type="float" office:value="2.58">
                <text:p>2.58</text:p>
              </table:table-cell>
              <table:table-cell office:value-type="float" office:value="2.3025">
                <text:p>2.3025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0.6625">
                <text:p>0.6625</text:p>
                <draw:g>
                  <svg:desc>Лист1.B28:Лист1.O28</svg:desc>
                </draw:g>
              </table:table-cell>
              <table:table-cell office:value-type="float" office:value="2.851974">
                <text:p>2.851974</text:p>
              </table:table-cell>
              <table:table-cell office:value-type="float" office:value="5.4775">
                <text:p>5.4775</text:p>
              </table:table-cell>
              <table:table-cell office:value-type="float" office:value="10.0775">
                <text:p>10.0775</text:p>
              </table:table-cell>
              <table:table-cell office:value-type="float" office:value="14.796711">
                <text:p>14.796711</text:p>
              </table:table-cell>
              <table:table-cell office:value-type="float" office:value="20.475">
                <text:p>20.475</text:p>
              </table:table-cell>
              <table:table-cell office:value-type="float" office:value="26.7025">
                <text:p>26.7025</text:p>
              </table:table-cell>
              <table:table-cell office:value-type="float" office:value="33.55">
                <text:p>33.55</text:p>
              </table:table-cell>
              <table:table-cell office:value-type="float" office:value="41.76">
                <text:p>41.76</text:p>
              </table:table-cell>
              <table:table-cell office:value-type="float" office:value="53.8525">
                <text:p>53.8525</text:p>
              </table:table-cell>
              <table:table-cell office:value-type="float" office:value="62.355">
                <text:p>62.355</text:p>
              </table:table-cell>
              <table:table-cell office:value-type="float" office:value="73.34">
                <text:p>73.34</text:p>
              </table:table-cell>
              <table:table-cell office:value-type="float" office:value="85.4575">
                <text:p>85.4575</text:p>
              </table:table-cell>
              <table:table-cell office:value-type="float" office:value="97.845">
                <text:p>97.845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0.6225">
                <text:p>0.6225</text:p>
                <draw:g>
                  <svg:desc>Лист1.B31:Лист1.O31</svg:desc>
                </draw:g>
              </table:table-cell>
              <table:table-cell office:value-type="float" office:value="2.645">
                <text:p>2.645</text:p>
              </table:table-cell>
              <table:table-cell office:value-type="float" office:value="5.71">
                <text:p>5.71</text:p>
              </table:table-cell>
              <table:table-cell office:value-type="float" office:value="10.1675">
                <text:p>10.1675</text:p>
              </table:table-cell>
              <table:table-cell office:value-type="float" office:value="15.5875">
                <text:p>15.5875</text:p>
              </table:table-cell>
              <table:table-cell office:value-type="float" office:value="40.26">
                <text:p>40.26</text:p>
              </table:table-cell>
              <table:table-cell office:value-type="float" office:value="107.705">
                <text:p>107.705</text:p>
              </table:table-cell>
              <table:table-cell office:value-type="float" office:value="159.7575">
                <text:p>159.7575</text:p>
              </table:table-cell>
              <table:table-cell office:value-type="float" office:value="164.721316">
                <text:p>164.721316</text:p>
              </table:table-cell>
              <table:table-cell office:value-type="float" office:value="168.551842">
                <text:p>168.551842</text:p>
              </table:table-cell>
              <table:table-cell office:value-type="float" office:value="213.695629">
                <text:p>213.695629</text:p>
              </table:table-cell>
              <table:table-cell office:value-type="float" office:value="332.4475">
                <text:p>332.4475</text:p>
              </table:table-cell>
              <table:table-cell office:value-type="float" office:value="270.219211">
                <text:p>270.219211</text:p>
              </table:table-cell>
              <table:table-cell office:value-type="float" office:value="347.480263">
                <text:p>347.480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